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5a81b" officeooo:paragraph-rsid="0015a81b"/>
    </style:style>
    <style:style style:name="P2" style:family="paragraph" style:parent-style-name="Standard" style:list-style-name="L1">
      <style:text-properties officeooo:rsid="0015a81b" officeooo:paragraph-rsid="0015a81b"/>
    </style:style>
    <style:style style:name="P3" style:family="paragraph" style:parent-style-name="Standard" style:list-style-name="L1">
      <style:text-properties officeooo:rsid="001769c4" officeooo:paragraph-rsid="001769c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lcyon-J To Do List</text:p>
      <text:p text:style-name="P1"/>
      <text:list text:style-name="L1">
        <text:list-item>
          <text:p text:style-name="P2">List of planet names</text:p>
        </text:list-item>
        <text:list-item>
          <text:p text:style-name="P2">Planet generation templates</text:p>
        </text:list-item>
        <text:list-item>
          <text:p text:style-name="P2">Mock up game screens and interfaces</text:p>
        </text:list-item>
        <text:list-item>
          <text:p text:style-name="P3">Resource types</text:p>
        </text:list-item>
        <text:list-item>
          <text:p text:style-name="P3">Technology types</text:p>
        </text:list-item>
        <text:list-item>
          <text:p text:style-name="P3">Map/System generation code</text:p>
        </text:list-item>
        <text:list-item>
          <text:p text:style-name="P3">Research is random, player can set percentage of production towards research, tech tree has built in resource requirements and will follow the path of each category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4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21:33:38.162630261</meta:creation-date>
    <dc:date>2024-12-14T21:52:17.595971244</dc:date>
    <meta:editing-duration>PT3M18S</meta:editing-duration>
    <meta:editing-cycles>2</meta:editing-cycles>
    <meta:generator>LibreOffice/24.2.3.2$MacOSX_AARCH64 LibreOffice_project/433d9c2ded56988e8a90e6b2e771ee4e6a5ab2ba</meta:generator>
    <meta:document-statistic meta:table-count="0" meta:image-count="0" meta:object-count="0" meta:page-count="1" meta:paragraph-count="9" meta:word-count="58" meta:character-count="330" meta:non-whitespace-character-count="288"/>
  </office:meta>
</office:document-meta>
</file>